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300000438AEB7B76DF932EB5C.png" manifest:media-type="image/png"/>
  <manifest:file-entry manifest:full-path="Pictures/10000201000001C40000038AA1ED370CC54894C5.png" manifest:media-type="image/png"/>
  <manifest:file-entry manifest:full-path="Pictures/10000201000003E80000037F588A95AA8B794000.png" manifest:media-type="image/png"/>
  <manifest:file-entry manifest:full-path="Pictures/10000201000002040000038A62CB851FBE85FF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b08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57cm" fo:margin-bottom="0.15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top="0.457cm" fo:margin-bottom="0.152cm" fo:line-height="115%"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bold" style:letter-kerning="true" fo:background-color="transparent" style:font-name-asian="Nunito" style:font-size-asian="48pt" style:font-style-asian="normal" style:font-weight-asian="bold" style:font-name-complex="Nunito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normal" style:letter-kerning="true" fo:background-color="transparent" style:font-name-asian="Nunito" style:font-size-asian="48pt" style:font-style-asian="normal" style:font-weight-asian="normal" style:font-name-complex="Nunito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417cm" svg:x="1.066cm" svg:y="4.621cm" presentation:class="title" presentation:user-transformed="true">
          <draw:text-box>
            <text:p text:style-name="P1"><text:span text:style-name="T1">Inclusion &amp; Diversity</text:span><text:span text:style-name="T2"><text:line-break/></text:span><text:span text:style-name="T2">in Open Source Projects</text:span></text:p>
          </draw:text-box>
        </draw:frame>
        <draw:frame draw:name="Shape 55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56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57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58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rcediversity.org</text:span></text:p>
            <text:p text:style-name="P4"><text:span text:style-name="T4">@osdiversity <text:s text:c="4"/>#opensourcediversity</text:span></text:p>
          </draw:text-box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style-name="gr3" draw:text-style-name="P7" draw:layer="layout" svg:width="25.556cm" svg:height="14.473cm" svg:x="0cm" svg:y="0.005cm">
          <draw:image xlink:href="Pictures/100002010000077300000438AEB7B76DF932EB5C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4.848cm" svg:height="11.136cm" svg:x="3.075cm" svg:y="2.257cm" draw:page-number="2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editing-cycles>11</meta:editing-cycles>
    <meta:editing-duration>PT20M41S</meta:editing-duration>
    <dc:title>Open Source Diversity</dc:title>
    <dc:date>2018-11-18T20:07:30.796027362</dc:date>
    <meta:document-statistic meta:object-count="38"/>
  </office:meta>
</office:document-meta>
</file>